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2D/Backgrounds/BGSandbox.pn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3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3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DeltaGold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0:49:41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00:49:48.770000000</dc:date>
    <meta:editing-duration>PT58M48S</meta:editing-duration>
    <meta:editing-cycles>91</meta:editing-cycles>
    <meta:document-statistic meta:table-count="1" meta:cell-count="96" meta:object-count="0"/>
  </office:meta>
</office:document-meta>
</file>